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officeooo:rsid="000e5f85" officeooo:paragraph-rsid="000e5f85" style:font-size-asian="13.1000003814697pt" style:font-size-complex="15pt"/>
    </style:style>
    <style:style style:name="P2" style:family="paragraph" style:parent-style-name="Standard">
      <style:text-properties fo:font-size="15pt" style:text-underline-style="none" officeooo:rsid="000e5f85" officeooo:paragraph-rsid="000e5f85" style:font-size-asian="13.1000003814697pt" style:font-size-complex="15pt"/>
    </style:style>
    <style:style style:name="P3" style:family="paragraph" style:parent-style-name="Standard">
      <style:text-properties fo:font-size="12pt" fo:font-style="normal" style:text-underline-style="none" officeooo:rsid="0010be9d" officeooo:paragraph-rsid="0010be9d" style:font-size-asian="10.5pt" style:font-style-asian="normal" style:font-size-complex="12pt" style:font-style-complex="normal"/>
    </style:style>
    <style:style style:name="P4" style:family="paragraph" style:parent-style-name="Standard">
      <style:text-properties fo:font-size="12pt" fo:font-style="normal" style:text-underline-style="none" officeooo:rsid="00121cd1" officeooo:paragraph-rsid="00121cd1" style:font-size-asian="10.5pt" style:font-style-asian="normal" style:font-size-complex="12pt" style:font-style-complex="normal"/>
    </style:style>
    <style:style style:name="P5" style:family="paragraph" style:parent-style-name="Standard">
      <style:text-properties fo:font-weight="bold" officeooo:rsid="000fc3f3" officeooo:paragraph-rsid="000fc3f3" style:font-weight-asian="bold" style:font-weight-complex="bold"/>
    </style:style>
    <style:style style:name="P6" style:family="paragraph" style:parent-style-name="Standard" style:list-style-name="L1">
      <style:text-properties fo:font-size="12pt" fo:font-style="italic" style:text-underline-style="none" officeooo:rsid="000e5f85" officeooo:paragraph-rsid="000e5f85" style:font-size-asian="10.5pt" style:font-style-asian="italic" style:font-size-complex="12pt" style:font-style-complex="italic"/>
    </style:style>
    <style:style style:name="P7" style:family="paragraph" style:parent-style-name="Standard" style:list-style-name="L1">
      <style:text-properties fo:font-size="12pt" fo:font-style="normal" style:text-underline-style="none" officeooo:rsid="000e5f85" officeooo:paragraph-rsid="000e5f85" style:font-size-asian="10.5pt" style:font-style-asian="normal" style:font-size-complex="12pt" style:font-style-complex="normal"/>
    </style:style>
    <style:style style:name="P8" style:family="paragraph" style:parent-style-name="Standard" style:list-style-name="L1">
      <style:text-properties fo:font-size="12pt" fo:font-style="normal" style:text-underline-style="none" officeooo:rsid="000e5f85" officeooo:paragraph-rsid="000f0e69" style:font-size-asian="10.5pt" style:font-style-asian="normal" style:font-size-complex="12pt" style:font-style-complex="normal"/>
    </style:style>
    <style:style style:name="P9" style:family="paragraph" style:parent-style-name="Standard" style:list-style-name="L1">
      <style:text-properties fo:font-size="12pt" fo:font-style="normal" style:text-underline-style="none" officeooo:rsid="0010be9d" officeooo:paragraph-rsid="0010be9d" style:font-size-asian="10.5pt" style:font-style-asian="normal" style:font-size-complex="12pt" style:font-style-complex="normal"/>
    </style:style>
    <style:style style:name="P10" style:family="paragraph" style:parent-style-name="Standard" style:list-style-name="L1">
      <style:text-properties fo:font-size="12pt" fo:font-style="normal" style:text-underline-style="none" officeooo:rsid="000f0e69" officeooo:paragraph-rsid="000f0e69" style:font-size-asian="10.5pt" style:font-style-asian="normal" style:font-size-complex="12pt" style:font-style-complex="normal"/>
    </style:style>
    <style:style style:name="P11" style:family="paragraph" style:parent-style-name="Standard" style:list-style-name="L1">
      <style:text-properties fo:font-size="12pt" fo:font-style="normal" style:text-underline-style="none" officeooo:rsid="000fc3f3" officeooo:paragraph-rsid="000fc3f3" style:font-size-asian="10.5pt" style:font-style-asian="normal" style:font-size-complex="12pt" style:font-style-complex="normal"/>
    </style:style>
    <style:style style:name="P12" style:family="paragraph" style:parent-style-name="Standard" style:list-style-name="L1">
      <style:text-properties fo:font-size="12pt" fo:font-style="normal" style:text-underline-style="none" officeooo:rsid="00121cd1" officeooo:paragraph-rsid="00121cd1" style:font-size-asian="10.5pt" style:font-style-asian="normal" style:font-size-complex="12pt" style:font-style-complex="normal"/>
    </style:style>
    <style:style style:name="P13" style:family="paragraph" style:parent-style-name="Standard" style:list-style-name="L1">
      <style:text-properties fo:font-size="12pt" fo:font-style="normal" style:text-underline-style="none" fo:font-weight="normal" officeooo:rsid="000fc3f3" officeooo:paragraph-rsid="000fc3f3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text-properties fo:font-weight="bold" officeooo:rsid="000fc3f3" officeooo:paragraph-rsid="000fc3f3" style:font-weight-asian="bold" style:font-weight-complex="bold"/>
    </style:style>
    <style:style style:name="P15" style:family="paragraph" style:parent-style-name="Standard" style:list-style-name="L1">
      <style:text-properties officeooo:rsid="000fc3f3" officeooo:paragraph-rsid="000fc3f3"/>
    </style:style>
    <style:style style:name="T1" style:family="text">
      <style:text-properties officeooo:rsid="000f0e69"/>
    </style:style>
    <style:style style:name="T2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3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none" fo:font-weight="normal" officeooo:rsid="0010be9d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G 9/8</text:p>
      <text:p text:style-name="P2">Writing Systems</text:p>
      <text:list text:style-name="L1">
        <text:list-item>
          <text:p text:style-name="P6">Review Glotto-chronology</text:p>
        </text:list-item>
        <text:list-item>
          <text:p text:style-name="P7">Four types of writing systems</text:p>
          <text:list>
            <text:list-item>
              <text:p text:style-name="P7">pictographic</text:p>
            </text:list-item>
            <text:list-item>
              <text:p text:style-name="P7">logographic</text:p>
            </text:list-item>
            <text:list-item>
              <text:p text:style-name="P7">syllabic</text:p>
            </text:list-item>
            <text:list-item>
              <text:p text:style-name="P7">alphabetic</text:p>
            </text:list-item>
          </text:list>
        </text:list-item>
        <text:list-item>
          <text:p text:style-name="P7">most languages are, or until recently were, unwritten</text:p>
        </text:list-item>
        <text:list-item>
          <text:p text:style-name="P7">Pictographic</text:p>
          <text:list>
            <text:list-item>
              <text:p text:style-name="P7">Doesn’t actually represent a language itself, or a spoken language</text:p>
            </text:list-item>
            <text:list-item>
              <text:p text:style-name="P7">Think of the “no-smoking” sign</text:p>
            </text:list-item>
            <text:list-item>
              <text:p text:style-name="P9">Rebus principle is a leap of thought: tree + sun == treason</text:p>
            </text:list-item>
          </text:list>
        </text:list-item>
        <text:list-item>
          <text:p text:style-name="P7">Logographic</text:p>
          <text:list>
            <text:list-item>
              <text:p text:style-name="P7">written symbols for specific words, like Chinese</text:p>
            </text:list-item>
            <text:list-item>
              <text:p text:style-name="P8">in Chinese, two characters/words can sound the same, but be written differently due to different meanings <text:span text:style-name="T1">(homonyms)</text:span></text:p>
            </text:list-item>
          </text:list>
        </text:list-item>
        <text:list-item>
          <text:p text:style-name="P10">Syllabary</text:p>
          <text:list>
            <text:list-item>
              <text:p text:style-name="P10">written symbols for specific syllables</text:p>
            </text:list-item>
            <text:list-item>
              <text:p text:style-name="P10">Japanese; three writing systems.. </text:p>
            </text:list-item>
            <text:list-item>
              <text:p text:style-name="P10">In a syllabary, two morphemes or words with the same sound would be written alike, even if the meanings were different, except:</text:p>
              <text:list>
                <text:list-item>
                  <text:p text:style-name="P10">Japanese writing has kanji, which can differentiate them</text:p>
                </text:list-item>
              </text:list>
            </text:list-item>
            <text:list-item>
              <text:p text:style-name="P14"><text:span text:style-name="T2">Pure Syllabary</text:span><text:span text:style-name="T3">: Cherokee matches symbols to sounds, can’t reconstruct sounds from the text w/o knowledge-- </text:span><text:span text:style-name="T4">forced to memorize 80+ symbols</text:span></text:p>
            </text:list-item>
            <text:list-item>
              <text:p text:style-name="P14"><text:span text:style-name="T2">Alpha-Syllabary</text:span><text:span text:style-name="T3">: Cree; </text:span><text:span text:style-name="T4">only have to memorize 12 symbols then all four directions</text:span></text:p>
            </text:list-item>
          </text:list>
        </text:list-item>
        <text:list-item>
          <text:p text:style-name="P10">Alphabetic</text:p>
          <text:list>
            <text:list-item>
              <text:p text:style-name="P10">English</text:p>
            </text:list-item>
            <text:list-item>
              <text:p text:style-name="P10">No 1-to-1 matches.. [f] is represented by f, gh, ph, etc. etc.</text:p>
            </text:list-item>
            <text:list-item>
              <text:p text:style-name="P10">English borrows words funny… uses the spelling of the word in the language it borrowed it from-- night, lingerie</text:p>
            </text:list-item>
            <text:list-item>
              <text:p text:style-name="P10">Homonyms like their, there, they’re</text:p>
            </text:list-item>
            <text:list-item>
              <text:p text:style-name="P15"><text:span text:style-name="T5">Abjad</text:span><text:span text:style-name="T2"> variant: generally only writes consonants, no vowels.</text:span></text:p>
              <text:list>
                <text:list-item>
                  <text:p text:style-name="P11">Can write vowels, and does write 3 long vowels. </text:p>
                </text:list-item>
                <text:list-item>
                  <text:p text:style-name="P14"><text:span text:style-name="T2">Language ideology </text:span><text:span text:style-name="T3">is a belief about either a language, a speaker of that language, or a feature of that language</text:span></text:p>
                </text:list-item>
                <text:list-item>
                  <text:p text:style-name="P13">Farsi, Hebrew, Arabic</text:p>
                </text:list-item>
              </text:list>
            </text:list-item>
          </text:list>
        </text:list-item>
      </text:list>
      <text:p text:style-name="P5"><text:span text:style-name="T3"/></text:p>
      <text:list text:continue-numbering="true" text:style-name="L1">
        <text:list-item>
          <text:list>
            <text:list-item>
              <text:p text:style-name="P13">Six basic alphabets in the world</text:p>
              <text:list>
                <text:list-item>
                  <text:p text:style-name="P13">Latin, Cyrillic, Greek, Armenian, Georgian, Hangul</text:p>
                </text:list-item>
              </text:list>
              <text:p text:style-name="P10"><text:s/></text:p>
            </text:list-item>
          </text:list>
        </text:list-item>
        <text:list-item>
          <text:p text:style-name="P9">Origins of writing: </text:p>
          <text:list>
            <text:list-item>
              <text:p text:style-name="P9">Pictographic (idea) → logographic → logo-syllabographic (rebus principle: syllable sounds only) →extend rebus principle to everything; i.e. syllabary → abjad alphabet → vowels added for “full” effect</text:p>
            </text:list-item>
          </text:list>
        </text:list-item>
      </text:list>
      <text:p text:style-name="P3"/>
      <text:list text:continue-numbering="true" text:style-name="L1">
        <text:list-item>
          <text:p text:style-name="P12">Writing has symbolic value in Hawaiian and Tahitian-- </text:p>
          <text:list>
            <text:list-item>
              <text:p text:style-name="P12">Hawaii has a micro-distinction for colonization vs independence</text:p>
            </text:list-item>
            <text:list-item>
              <text:p text:style-name="P12">Tahitian has a bible translation for the catholic church which “supports” french colonization, while the Prodestant bible in Tahitian has some micro-differences</text:p>
            </text:list-item>
          </text:list>
        </text:list-item>
      </text:list>
      <text:p text:style-name="P4"/>
      <text:list text:continue-numbering="true" text:style-name="L1">
        <text:list-item>
          <text:p text:style-name="P12">Same language different writing</text:p>
          <text:list>
            <text:list-item>
              <text:p text:style-name="P12"><text:soft-page-break/>Croatian has Latin alph., Serbian has cyrillic</text:p>
            </text:list-item>
            <text:list-item>
              <text:p text:style-name="P12">Hindi (sanskrit) vs. Urdu (arabic)</text:p>
            </text:list-item>
            <text:list-item>
              <text:p text:style-name="P12">Turkish has gone from arabic to latin oer time (too many vowels made arabic difficult)</text:p>
            </text:list-item>
            <text:list-item>
              <text:p text:style-name="P12">Kazakh went independent, and chose latin alphabet because it symbolized the west, and the cyrillic symbolized imperial communism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4:26:55.739374851</meta:creation-date>
    <dc:date>2025-09-22T11:43:19.177211541</dc:date>
    <meta:editing-duration>PT9M4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45" meta:word-count="398" meta:character-count="2406" meta:non-whitespace-character-count="2090"/>
  </office:meta>
</office:document-meta>
</file>